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mrRuntimeException.NmrRuntime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RuntimeException.NmrRuntim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mrRuntimeException.NmrRuntime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RuntimeException.NmrRuntim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